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Event.RepositoryEvent( Session session , Object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Even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ositoryEvent.setRevision( int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vent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vent.setNodeUri( String nod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vent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vent.getNod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